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76b35" officeooo:paragraph-rsid="00076b35" style:font-weight-asian="bold" style:font-weight-complex="bold"/>
    </style:style>
    <style:style style:name="P2" style:family="paragraph" style:parent-style-name="Standard">
      <style:text-properties fo:font-size="16pt" fo:font-weight="normal" officeooo:rsid="00076b35" officeooo:paragraph-rsid="00076b35" style:font-weight-asian="normal" style:font-weight-complex="normal"/>
    </style:style>
    <style:style style:name="P3" style:family="paragraph" style:parent-style-name="Standard">
      <style:text-properties fo:font-size="16pt" fo:font-weight="normal" officeooo:rsid="00076b35" officeooo:paragraph-rsid="000bff37" style:font-weight-asian="normal" style:font-weight-complex="normal"/>
    </style:style>
    <style:style style:name="P4" style:family="paragraph" style:parent-style-name="Standard">
      <style:text-properties fo:font-size="16pt" fo:font-weight="normal" officeooo:rsid="00076b35" officeooo:paragraph-rsid="001420a1" style:font-weight-asian="normal" style:font-weight-complex="normal"/>
    </style:style>
    <style:style style:name="P5" style:family="paragraph" style:parent-style-name="Standard">
      <style:text-properties fo:font-size="16pt" fo:font-weight="normal" officeooo:rsid="00109909" officeooo:paragraph-rsid="001420a1" style:font-weight-asian="normal" style:font-weight-complex="normal"/>
    </style:style>
    <style:style style:name="P6" style:family="paragraph" style:parent-style-name="Standard">
      <style:text-properties fo:font-size="16pt" fo:font-weight="normal" officeooo:rsid="0011ff4e" officeooo:paragraph-rsid="0011ff4e" style:font-weight-asian="normal" style:font-weight-complex="normal"/>
    </style:style>
    <style:style style:name="P7" style:family="paragraph" style:parent-style-name="Standard">
      <style:text-properties fo:font-size="16pt" fo:font-weight="normal" officeooo:rsid="0011ff4e" officeooo:paragraph-rsid="00148568" style:font-weight-asian="normal" style:font-weight-complex="normal"/>
    </style:style>
    <style:style style:name="P8" style:family="paragraph" style:parent-style-name="Standard">
      <style:text-properties fo:font-size="16pt" fo:font-style="italic" fo:font-weight="normal" officeooo:rsid="00076b35" officeooo:paragraph-rsid="00076b3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ize="16pt" fo:font-style="italic" fo:font-weight="normal" officeooo:rsid="00087a2f" officeooo:paragraph-rsid="00087a2f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ize="16pt" fo:font-style="italic" fo:font-weight="normal" officeooo:rsid="000bff37" officeooo:paragraph-rsid="000bff37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16pt" fo:font-style="italic" fo:font-weight="normal" officeooo:rsid="00192d22" officeooo:paragraph-rsid="00192d22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ize="16pt" fo:font-style="italic" fo:font-weight="normal" officeooo:rsid="001b4c1f" officeooo:paragraph-rsid="001b4c1f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ize="16pt" fo:font-style="italic" fo:font-weight="normal" officeooo:rsid="001b8322" officeooo:paragraph-rsid="001b8322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ize="16pt" fo:font-style="italic" fo:font-weight="normal" officeooo:rsid="001c957b" officeooo:paragraph-rsid="001c957b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ize="16pt" fo:font-style="italic" fo:font-weight="normal" officeooo:rsid="001e7911" officeooo:paragraph-rsid="001e7911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ize="16pt" fo:font-style="italic" fo:font-weight="normal" officeooo:rsid="0020023a" officeooo:paragraph-rsid="0020023a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ize="16pt" fo:font-style="italic" fo:font-weight="normal" officeooo:rsid="00216730" officeooo:paragraph-rsid="00216730" style:font-style-asian="italic" style:font-weight-asian="normal" style:font-style-complex="italic" style:font-weight-complex="normal"/>
    </style:style>
    <style:style style:name="T1" style:family="text">
      <style:text-properties officeooo:rsid="00087a2f"/>
    </style:style>
    <style:style style:name="T2" style:family="text">
      <style:text-properties officeooo:rsid="000a4bca"/>
    </style:style>
    <style:style style:name="T3" style:family="text">
      <style:text-properties officeooo:rsid="000bff37"/>
    </style:style>
    <style:style style:name="T4" style:family="text">
      <style:text-properties officeooo:rsid="000eb0f9"/>
    </style:style>
    <style:style style:name="T5" style:family="text">
      <style:text-properties officeooo:rsid="00126430"/>
    </style:style>
    <style:style style:name="T6" style:family="text">
      <style:text-properties officeooo:rsid="001429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42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</text:p>
      <text:p text:style-name="P4">Системный вызов pipe() создает неименованный программный канал – специальный файл. У неименного канала нет имени, но есть id – номер inode – дескриптор файла. В результате системного вызова fork() потомки наследуют от предков дескрипторы открытых файлов, в том числе дескриптор pipe.<text:line-break/><text:span text:style-name="T2">Pipe (т</text:span>руба<text:span text:style-name="T2">)</text:span> – буффер типа FIFO, задача которого – быть посредником сообщений процессов-родственников <text:span text:style-name="T4">(процессов, которые порождены исходным процессом, который создал канал)</text:span>. Располагается в области данных ядра ОС. Располагается именно там, а не области данных какого-либо процесса, т.к. <text:span text:style-name="T7">адресные пространства</text:span> процессов защищены от внешних процессов.</text:p>
      <text:p text:style-name="P5">Одновременно можно либо читать канал, либо в него писать. При вводе/выводе всегда используется потоковая модель данных</text:p>
      <text:p text:style-name="P2"/>
      <text:p text:style-name="P2"/>
      <text:p text:style-name="P1">Signal</text:p>
      <text:p text:style-name="P3">Сигналы в Unix – базовое средство информирования процессов о событиях, происходящих в системе. <text:span text:style-name="T3">Важнейшее событие – завершение процесса. </text:span>Реакция процесса на принимаемый сигнал зависит от того, как процесс определил свое поведение (игнорирование, по умолчанию, собственный обработчик сигнала [handler]), для этого у процессов есть сигнальн<text:span text:style-name="T1">ая</text:span> маск<text:span text:style-name="T1">а</text:span> (<text:span text:style-name="T1">которая </text:span>идентифицирует сигналы, который поток сейчас блокирует), котор<text:span text:style-name="T1">ую</text:span> потомки наследуют.</text:p>
      <text:p text:style-name="P2"><text:span text:style-name="T6">Системный вызов s</text:span>ignal() возвращает указатель на предыдущий обработчик данного сигнала, в результате его можно использовать для восстановления обработчика сигнала или SIG_ERR в случае ошибки.</text:p>
      <text:p text:style-name="P6">Сигналы могут быть синхронными, когда инициатор сигнала - сам процесс, и асинхронными, <text:span text:style-name="T5">источник которых – пользовательский терминал или ядро (в случае ошибок).</text:span></text:p>
      <text:p text:style-name="P6">Сигналы посылаются группе процессов.</text:p>
      <text:p text:style-name="P7">В UNIX всего 20 сигналов.</text:p>
      <text:p text:style-name="P8">Signal не входит в POSIX, но входит в ANSI C. Реакция на сигнал в разных ОС отличается, поэтому не рекомендуется использовать signal в переносимом ПО.</text:p>
      <text:p text:style-name="P8"/>
      <text:p text:style-name="P9"><text:soft-page-break/>4 лаба:</text:p>
      <text:p text:style-name="P9">-S</text:p>
      <text:p text:style-name="P9">Какой сон нельзя прервать?</text:p>
      <text:p text:style-name="P10">already_running?</text:p>
      <text:p text:style-name="P11">Sedsid на -1</text:p>
      <text:p text:style-name="P11">код из Стивена Рагу не идеален, поправить fork &lt; 0 еще куда не шло, но дальше переход на parent на != 0 – плохо. Только &gt; 0 – любой id &gt; 0.</text:p>
      <text:p text:style-name="P11">Проверка не 0, не 1, не 2 в d<text:span text:style-name="T8">a</text:span>emonize, invalid .. descriptor. Надо написать error, stdin, stdout, stderr.</text:p>
      <text:p text:style-name="P11">sleep ставить 1 секунду</text:p>
      <text:p text:style-name="P12">в log показать, что перехватываются сигналы (sighub?), завершиться sigterm’ом</text:p>
      <text:p text:style-name="P13">Почему у демона такой parent id?</text:p>
      <text:p text:style-name="P14">Что такое “?”, “-1”?</text:p>
      <text:p text:style-name="P15">Прерываемый сон (event?)</text:p>
      <text:p text:style-name="P16">Где в демоне создается дополнительный поток?</text:p>
      <text:p text:style-name="P17">Setsid – лидер сессии</text:p>
      <text:p text:style-name="P17">Почему игнорировать сигнал в demonize.</text:p>
      <text:p text:style-name="P17">Зачем восстанавливается реакция?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4:13:45.917356783</meta:creation-date>
    <meta:generator>LibreOffice/7.4.2.3$Linux_X86_64 LibreOffice_project/22949782292d40bc0751a2b0b2cf40927460a4f8</meta:generator>
    <dc:date>2022-11-07T15:00:42.051167816</dc:date>
    <meta:editing-duration>PT2H19M12S</meta:editing-duration>
    <meta:editing-cycles>26</meta:editing-cycles>
    <meta:document-statistic meta:table-count="0" meta:image-count="0" meta:object-count="0" meta:page-count="2" meta:paragraph-count="26" meta:word-count="332" meta:character-count="2379" meta:non-whitespace-character-count="2062"/>
  </office:meta>
</office:document-meta>
</file>